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Recommender System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Recommender systems are among the most popular applications of data science today. They are used to predict the "rating" or "preference" that a user would give to an item. Almost every major tech company has applied them in some form or the other: </text:p>
              </text:list-item>
              <text:list-item>
                <text:p>Amazon uses it to suggest products to customers, YouTube uses it to decide which video to play next on autoplay, and Facebook uses it to recommend pages to like and people to follow. What's more, for some companies -think Netflix and Spotify-, the business model and its success revolves around the potency of their recommendations. In fact, Netflix even offered a million dollars in 2009 to anyone who could improve its system by 10%.</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Simple recommenders: offer generalized recommendations to every user, based on movie popularity and/or genre. The basic idea behind this system is that movies that are more popular and critically acclaimed will have a higher probability of being liked by the average audience. IMDB Top 250 is an example of this system.</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Content-based recommenders: suggest similar items based on a particular item. This system uses item metadata, such as genre, director, description, actors, etc. for movies, to make these recommendations. The general idea behind these recommender systems is that if a person liked a particular item, he or she will also like an item that is similar to it.</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text:s text:c="4"/>Collaborative filtering engines: these systems try to predict the rating or preference that a user would give an item-based on past ratings and preferences of other users. Collaborative filters do not require item metadata like its content-based counterparts.</text:p>
              </text:list-item>
              <text:list-item>
                <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user-transformed="true">
          <draw:text-box>
            <text:list text:style-name="L2">
              <text:list-item>
                <text:p>Since you are trying to build a clone of IMDB's Top 250, you will use its weighted rating formula as your metric/score. Mathematically, it is represented as follows:</text:p>
              </text:list-item>
              <text:list-item>
                <text:p>Weighted Rating (WR) = (vv+m.R)+(mv+m.C)</text:p>
              </text:list-item>
              <text:list-item>
                <text:p/>
              </text:list-item>
              <text:list-item>
                <text:p>where,</text:p>
              </text:list-item>
              <text:list-item>
                <text:p/>
              </text:list-item>
              <text:list-item>
                <text:p><text:s text:c="4"/>v is the number of votes for the movie;</text:p>
              </text:list-item>
              <text:list-item>
                <text:p><text:s text:c="4"/>m is the minimum votes required to be listed in the chart;</text:p>
              </text:list-item>
              <text:list-item>
                <text:p><text:s text:c="4"/>R is the average rating of the movie; And</text:p>
              </text:list-item>
              <text:list-item>
                <text:p><text:s text:c="4"/>C is the mean vote across the whole report</text:p>
              </text:list-item>
              <text:list-item>
                <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
              </text:list-item>
              <text:list-item>
                <text:p/>
              </text:list-item>
              <text:list-item>
                <text:p><text:s text:c="4"/>User-based Filtering: these systems recommend products to a user that similar users have liked. For example, let's say Alice and Bob have a similar interest in books (that is, they largely like and dislike the same books). Now, let's say a new book has been launched into the market and Alice has read and loved it. It is therefore, highly likely that Bob will like it too and therefore, the system recommends this book to Bob.</text:p>
              </text:list-item>
              <text:list-item>
                <text:p/>
              </text:list-item>
              <text:list-item>
                <text:p><text:s text:c="4"/>Item-based Filtering: these systems are extremely similar to the content recommendation engine that you built. These systems identify similar items based on how people have rated it in the past. For example, if Alice, Bob and Eve have given 5 stars to The Lord of the Rings and The Hobbit, the system identifies the items as similar. Therefore, if someone buys The Lord of the Rings, the system also recommends The Hobbit to him or her.</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2T22:34:47.857264308</meta:creation-date>
    <dc:date>2018-04-03T06:10:07.472987534</dc:date>
    <meta:editing-duration>PT7H35M21S</meta:editing-duration>
    <meta:editing-cycles>2</meta:editing-cycles>
    <meta:generator>LibreOffice/5.1.6.2$Linux_X86_64 LibreOffice_project/10m0$Build-2</meta:generator>
    <meta:document-statistic meta:object-count="48"/>
  </office:meta>
</office:document-meta>
</file>